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13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ApproxSym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x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]=[.D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y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3]=[.D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x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4]=[.D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P4.t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y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5]=[.D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6]=[.D6];1;0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x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7]=[.D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x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y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8]=[.D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y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z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9]=[.D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2_LBM_showGridStatistic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 table:formula="of:=IF([.L9]=[.M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_LBM_handleInOutFlow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0]=[.D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z_LBM_showGridStatistic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formula="of:=IF([.L10]=[.M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x_LBM_performStreamCollid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1]=[.D11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_LBM_handleInOutFlow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2]=[.D1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x_LBM_handleInOutFlow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3]=[.D1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y_LBM_performStreamCollid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4]=[.D1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xU2_LBM_showGridStatistic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_LBM_performStreamCollid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5]=[.D1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U2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formula="of:=IF([.L15]=[.M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6]=[.D16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7]=[.D17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8]=[.D18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_LBM_handleInOutFlow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19]=[.D19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_LBM_performStreamCollide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0]=[.D2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handleInOutFlow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1]=[.D21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2_LBM_handleInOutFlow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2]=[.D22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1_LBM_handleInOutFlow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3]=[.D23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performStreamCollide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4]=[.D24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_LBM_showGridStatistics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5]=[.D2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 param.nTimeSteps (main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6]=[.D26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5 param.simType (main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7]=[.D27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r (LBM_allocateSrcGrid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8]=[.D28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7 *grid1 (LBM_swapGrids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9]=[.D29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8 *grid2 (LBM_swapGrids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0]=[.D3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 t (main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1]=[.D31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3 size (LBM_allocateSrcGrid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2]=[.D3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2 margin (LBM_allocateSrcGrid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3]=[.D3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93 nObstacleCells++ (LBM_showGridStatistics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4]=[.D34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4 margin (LBM_freeGrid)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35]=[.D35];1;0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formula="of:=COUNTA([.C2:.C28])" office:value-type="float" office:value="27" calcext:value-type="float">
            <text:p>27</text:p>
          </table:table-cell>
          <table:table-cell/>
          <table:table-cell table:formula="of:=SUM([.E2:.E28])/[.C40]" office:value-type="float" office:value="0.814814814814815" calcext:value-type="float">
            <text:p>0.8148148148</text:p>
          </table:table-cell>
          <table:table-cell table:number-columns-repeated="9"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2.A2:Sheet2.B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6:29:45.378237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54:56.085585476</meta:creation-date>
    <dc:date>2019-02-26T17:50:28.430478292</dc:date>
    <meta:editing-duration>PT21H58M50S</meta:editing-duration>
    <meta:editing-cycles>18</meta:editing-cycles>
    <meta:generator>LibreOffice/5.1.6.2$Linux_X86_64 LibreOffice_project/10m0$Build-2</meta:generator>
    <meta:document-statistic meta:table-count="1" meta:cell-count="200" meta:object-count="0"/>
  </office:meta>
</office:document-meta>
</file>